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1.1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count</text:p>
          </table:table-cell>
          <table:table-cell office:value-type="string">
            <text:p>cangjie_root</text:p>
          </table:table-cell>
          <table:table-cell office:value-type="string">
            <text:p>qwerty</text:p>
          </table:table-cell>
          <table:table-cell office:value-type="string">
            <text:p>qwerty_row</text:p>
          </table:table-cell>
          <table:table-cell office:value-type="string">
            <text:p>dvorak</text:p>
          </table:table-cell>
          <table:table-cell office:value-type="string">
            <text:p>dvorak_row</text:p>
          </table:table-cell>
          <table:table-cell table:number-columns-repeated="2"/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十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木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大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table:formula="of:=SUM([.A2:.A11])/[.A29]" office:value-type="float" office:value="0.358546965807692">
            <text:p>0.3585469658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田</text:p>
          </table:table-cell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q</text:p>
          </table:table-cell>
          <table:table-cell office:value-type="float" office:value="3">
            <text:p>3</text:p>
          </table:table-cell>
          <table:table-cell/>
          <table:table-cell table:formula="of:=SUM([.A12:.A19])/[.A29]" office:value-type="float" office:value="0.436632552144103">
            <text:p>0.4366325521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office:value-type="string">
            <text:p>尸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table:formula="of:=SUM([.A20:.A25])/[.A29]" office:value-type="float" office:value="0.204820482048205">
            <text:p>0.204820482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string">
            <text:p>山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女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19">
            <text:p>2819</text:p>
          </table:table-cell>
          <table:table-cell office:value-type="string">
            <text:p>水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741">
            <text:p>3741</text:p>
          </table:table-cell>
          <table:table-cell office:value-type="string">
            <text:p>火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59">
            <text:p>4159</text:p>
          </table:table-cell>
          <table:table-cell office:value-type="string">
            <text:p>弓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322">
            <text:p>7322</text:p>
          </table:table-cell>
          <table:table-cell office:value-type="string">
            <text:p>一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819">
            <text:p>4819</text:p>
          </table:table-cell>
          <table:table-cell office:value-type="string">
            <text:p>人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653">
            <text:p>4653</text:p>
          </table:table-cell>
          <table:table-cell office:value-type="string">
            <text:p>戈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755">
            <text:p>3755</text:p>
          </table:table-cell>
          <table:table-cell office:value-type="string">
            <text:p>中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卜</text:p>
          </table:table-cell>
          <table:table-cell office:value-type="string">
            <text:p>j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竹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875">
            <text:p>3875</text:p>
          </table:table-cell>
          <table:table-cell office:value-type="string">
            <text:p>廿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口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005">
            <text:p>5005</text:p>
          </table:table-cell>
          <table:table-cell office:value-type="string">
            <text:p>月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心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x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土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金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日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手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難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重</text:p>
          </table:table-cell>
          <table:table-cell office:value-type="string">
            <text:p>z</text:p>
          </table:table-cell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SUM([.A2:.A25])" office:value-type="float" office:value="89991">
            <text:p>89991</text:p>
          </table:table-cell>
          <table:table-cell table:number-columns-repeated="7"/>
        </table:table-row>
      </table:table>
      <table:database-ranges>
        <table:database-range table:target-range-address="Sheet1.A2:Sheet1.F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8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4T18:21:15</dc:date>
    <dc:creator>Gong-Yi Liao</dc:creator>
    <meta:generator>LibreOffice/3.3$Unix LibreOffice_project/330m19$Build-202</meta:generator>
    <meta:editing-duration>PT1H47M39S</meta:editing-duration>
    <meta:editing-cycles>16</meta:editing-cycles>
    <meta:document-statistic meta:table-count="1" meta:cell-count="166" meta:object-count="0"/>
  </office:meta>
</office:document-meta>
</file>